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6a3e3e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2a00ff"/>
    </style:style>
    <style:style style:name="T7" style:family="text">
      <style:text-properties fo:color="#0000c0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lect </text:span><text:span text:style-name="T4">displayLanguage</text:span><text:span text:style-name="T1"> = </text:span><text:span text:style-name="T5">new</text:span><text:span text:style-name="T1"> Select(</text:span><text:span text:style-name="T4">driver</text:span><text:span text:style-name="T1">.findElement(By.</text:span><text:span text:style-name="T2">xpath</text:span><text:span text:style-name="T1">(</text:span><text:span text:style-name="T6">".//*[@id='setlang']"</text:span><text:span text:style-name="T1">)));</text:span></text:p>
      <text:p text:style-name="P1"><text:span text:style-name="T1"><text:tab/> <text:s/>List&lt;WebElement&gt; </text:span><text:span text:style-name="T4">list</text:span><text:span text:style-name="T1"> = </text:span><text:span text:style-name="T4">displayLanguage</text:span><text:span text:style-name="T1">.getOptions();</text:span></text:p>
      <text:p text:style-name="P1"><text:span text:style-name="T1"><text:tab/> <text:s/></text:span><text:span text:style-name="T5">for</text:span><text:span text:style-name="T1">(WebElement </text:span><text:span text:style-name="T4">temp</text:span><text:span text:style-name="T1"> : </text:span><text:span text:style-name="T4">list</text:span><text:span text:style-name="T1">) {</text:span></text:p>
      <text:p text:style-name="P1"><text:span text:style-name="T1"><text:tab/><text:tab/> <text:s/>System.</text:span><text:span text:style-name="T7">out</text:span><text:span text:style-name="T1">.println(</text:span><text:span text:style-name="T4">temp</text:span><text:span text:style-name="T1">.getText());</text:span></text:p>
      <text:p text:style-name="P2"><text:span text:style-name="T3"><text:tab/> <text:s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$Win32 OpenOffice.org_project/411m6$Build-9775</meta:generator>
    <dc:date>2016-01-21T13:23:01.91</dc:date>
    <meta:document-statistic meta:table-count="0" meta:image-count="0" meta:object-count="0" meta:page-count="1" meta:paragraph-count="5" meta:word-count="16" meta:character-count="220"/>
    <meta:user-defined meta:name="Info 1"/>
    <meta:user-defined meta:name="Info 2"/>
    <meta:user-defined meta:name="Info 3"/>
    <meta:user-defined meta:name="Info 4"/>
  </office:meta>
</office:document-meta>
</file>